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Medium" svg:font-family="FuturaMedium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_5f_1">
      <style:graphic-properties draw:stroke="none" svg:stroke-color="#004586" draw:fill="solid" draw:fill-color="#008080" draw:textarea-horizontal-align="center" draw:textarea-vertical-align="middle"/>
    </style:style>
    <style:style style:name="gr2" style:family="graphic" style:parent-style-name="Standard_5f_1_5f_1">
      <style:graphic-properties draw:stroke="none" draw:fill="none" draw:textarea-horizontal-align="justify" draw:textarea-vertical-align="top" draw:auto-grow-height="true" draw:auto-grow-width="false" fo:min-height="0.497cm" fo:min-width="0cm" fo:padding-top="0cm" fo:padding-bottom="0cm" fo:padding-left="0cm" fo:padding-right="0cm"/>
    </style:style>
    <style:style style:name="gr3" style:family="graphic" style:parent-style-name="Standard_5f_1_5f_1">
      <style:graphic-properties draw:stroke="none" draw:fill="none" draw:textarea-horizontal-align="justify" draw:textarea-vertical-align="top" draw:auto-grow-height="true" draw:auto-grow-width="true" fo:min-height="0.374cm" fo:min-width="1.581cm" fo:padding-top="0cm" fo:padding-bottom="0cm" fo:padding-left="0cm" fo:padding-right="0cm"/>
    </style:style>
    <style:style style:name="gr4" style:family="graphic" style:parent-style-name="Standard_5f_1">
      <style:graphic-properties draw:stroke="none" svg:stroke-color="#004586" draw:fill="solid" draw:fill-color="#004586" draw:textarea-horizontal-align="center" draw:textarea-vertical-align="middle"/>
    </style:style>
    <style:style style:name="gr5" style:family="graphic" style:parent-style-name="Standard_5f_1_5f_2_5f_3_5f_1">
      <style:graphic-properties draw:stroke="none" draw:fill="none" draw:textarea-horizontal-align="left" draw:textarea-vertical-align="top" draw:auto-grow-height="true" draw:auto-grow-width="true" fo:min-height="0.374cm" fo:min-width="1.221cm" fo:padding-top="0cm" fo:padding-bottom="0cm" fo:padding-left="0cm" fo:padding-right="0cm"/>
    </style:style>
    <style:style style:name="gr6" style:family="graphic" style:parent-style-name="Standard_5f_1_5f_2_5f_3_5f_1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</style:style>
    <style:style style:name="gr7" style:family="graphic" style:parent-style-name="Standard_5f_1_5f_2_5f_3_5f_1">
      <style:graphic-properties draw:stroke="none" draw:fill="none" draw:textarea-horizontal-align="justify" draw:textarea-vertical-align="top" draw:auto-grow-height="true" draw:auto-grow-width="false" fo:min-height="0.374cm" fo:min-width="0cm" fo:padding-top="0cm" fo:padding-bottom="0cm" fo:padding-left="0cm" fo:padding-right="0cm"/>
    </style:style>
    <style:style style:name="gr8" style:family="graphic" style:parent-style-name="Standard_5f_1_5f_2_5f_3_5f_1">
      <style:graphic-properties draw:stroke="none" draw:fill="none" draw:textarea-horizontal-align="left" draw:textarea-vertical-align="top" draw:auto-grow-height="true" draw:auto-grow-width="true" fo:min-height="0.374cm" fo:min-width="1.06cm" fo:padding-top="0cm" fo:padding-bottom="0cm" fo:padding-left="0cm" fo:padding-right="0cm"/>
    </style:style>
    <style:style style:name="gr9" style:family="graphic" style:parent-style-name="Standard_5f_1_5f_2_5f_3_5f_1">
      <style:graphic-properties draw:stroke="none" draw:fill="none" draw:textarea-horizontal-align="left" draw:textarea-vertical-align="top" draw:auto-grow-height="true" draw:auto-grow-width="true" fo:min-height="0.374cm" fo:min-width="1.056cm" fo:padding-top="0cm" fo:padding-bottom="0cm" fo:padding-left="0cm" fo:padding-right="0cm"/>
    </style:style>
    <style:style style:name="gr10" style:family="graphic" style:parent-style-name="Standard_5f_1_5f_2_5f_3_5f_1">
      <style:graphic-properties draw:stroke="none" draw:fill="none" draw:textarea-horizontal-align="left" draw:textarea-vertical-align="top" draw:auto-grow-height="true" draw:auto-grow-width="true" fo:min-height="0.374cm" fo:min-width="0.734cm" fo:padding-top="0cm" fo:padding-bottom="0cm" fo:padding-left="0cm" fo:padding-right="0cm"/>
    </style:style>
    <style:style style:name="gr11" style:family="graphic" style:parent-style-name="Standard_5f_1_5f_2_5f_3_5f_1">
      <style:graphic-properties draw:stroke="none" draw:fill="none" draw:textarea-horizontal-align="left" draw:textarea-vertical-align="top" draw:auto-grow-height="true" draw:auto-grow-width="true" fo:min-height="0.374cm" fo:min-width="0.717cm" fo:padding-top="0cm" fo:padding-bottom="0cm" fo:padding-left="0cm" fo:padding-right="0cm"/>
    </style:style>
    <style:style style:name="gr12" style:family="graphic" style:parent-style-name="Standard_5f_1_5f_2_5f_3_5f_1">
      <style:graphic-properties draw:stroke="solid" svg:stroke-width="0.008cm" svg:stroke-color="#ffffff" draw:stroke-linejoin="miter" svg:stroke-linecap="butt" draw:fill="none" draw:fill-color="#729fcf" fo:padding-top="0.004cm" fo:padding-bottom="0.004cm" fo:padding-left="0.004cm" fo:padding-right="0.004cm"/>
    </style:style>
    <style:style style:name="gr13" style:family="graphic" style:parent-style-name="Standard_5f_1_5f_2_5f_3_5f_1">
      <style:graphic-properties draw:stroke="solid" svg:stroke-width="0.008cm" svg:stroke-color="#000000" draw:stroke-linejoin="miter" svg:stroke-linecap="butt" draw:fill="solid" draw:fill-color="#ffffff" fo:padding-top="0.004cm" fo:padding-bottom="0.004cm" fo:padding-left="0.004cm" fo:padding-right="0.004cm"/>
    </style:style>
    <style:style style:name="gr14" style:family="graphic" style:parent-style-name="Standard_5f_1_5f_2_5f_3_5f_1">
      <style:graphic-properties draw:stroke="solid" svg:stroke-width="0.017cm" svg:stroke-color="#231f20" draw:stroke-linejoin="miter" svg:stroke-linecap="butt" draw:fill="none" fo:padding-top="0.008cm" fo:padding-bottom="0.008cm" fo:padding-left="0.008cm" fo:padding-right="0.008cm"/>
    </style:style>
    <style:style style:name="gr15" style:family="graphic" style:parent-style-name="Standard_5f_1">
      <style:graphic-properties draw:stroke="none" svg:stroke-color="#004586" draw:fill="solid" draw:fill-color="#008000" draw:textarea-horizontal-align="center" draw:textarea-vertical-align="middle"/>
    </style:style>
    <style:style style:name="gr16" style:family="graphic" style:parent-style-name="standard">
      <style:graphic-properties draw:stroke="none" draw:fill="none" draw:fill-color="#ffffff" draw:auto-grow-width="true" fo:min-height="0.53cm" fo:min-width="4.155cm"/>
    </style:style>
    <style:style style:name="gr17" style:family="graphic" style:parent-style-name="standard">
      <style:graphic-properties draw:stroke="none" draw:fill="none" draw:fill-color="#ffffff" draw:auto-grow-width="true" fo:min-height="0.53cm" fo:min-width="1.754cm"/>
    </style:style>
    <style:style style:name="gr18" style:family="graphic" style:parent-style-name="Standard_5f_1_5f_1">
      <style:graphic-properties draw:stroke="none" draw:fill="none" draw:textarea-horizontal-align="justify" draw:textarea-vertical-align="top" draw:auto-grow-height="true" draw:auto-grow-width="true" fo:min-height="0.53cm" fo:min-width="1.504cm" fo:padding-top="0cm" fo:padding-bottom="0cm" fo:padding-left="0cm" fo:padding-right="0cm"/>
    </style:style>
    <style:style style:name="gr19" style:family="graphic" style:parent-style-name="Standard_5f_1_5f_1">
      <style:graphic-properties draw:stroke="none" draw:fill="none" draw:textarea-horizontal-align="justify" draw:textarea-vertical-align="top" draw:auto-grow-height="true" draw:auto-grow-width="true" fo:min-height="0.374cm" fo:min-width="1.583cm" fo:padding-top="0cm" fo:padding-bottom="0cm" fo:padding-left="0cm" fo:padding-right="0cm"/>
    </style:style>
    <style:style style:name="gr20" style:family="graphic" style:parent-style-name="Standard_5f_1_5f_1">
      <style:graphic-properties draw:stroke="none" draw:fill="none" draw:textarea-horizontal-align="justify" draw:textarea-vertical-align="top" draw:auto-grow-height="true" draw:auto-grow-width="true" fo:min-height="0.374cm" fo:min-width="1.897cm" fo:padding-top="0cm" fo:padding-bottom="0cm" fo:padding-left="0cm" fo:padding-right="0cm"/>
    </style:style>
    <style:style style:name="gr21" style:family="graphic" style:parent-style-name="Standard_5f_1_5f_1">
      <style:graphic-properties draw:stroke="none" draw:fill="none" draw:textarea-horizontal-align="justify" draw:textarea-vertical-align="top" draw:auto-grow-height="true" draw:auto-grow-width="true" fo:min-height="0.374cm" fo:min-width="1.16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fill-color="#ffffff" draw:auto-grow-width="true" fo:min-height="0.53cm" fo:min-width="2.682cm"/>
    </style:style>
    <style:style style:name="gr23" style:family="graphic" style:parent-style-name="Standard_5f_1">
      <style:graphic-properties draw:stroke="none" svg:stroke-color="#004586" draw:fill="solid" draw:fill-color="#808080" draw:textarea-horizontal-align="center" draw:textarea-vertical-align="middle"/>
    </style:style>
    <style:style style:name="gr24" style:family="graphic" style:parent-style-name="Standard_5f_1_5f_1">
      <style:graphic-properties draw:stroke="none" draw:fill="none" draw:textarea-horizontal-align="justify" draw:textarea-vertical-align="top" draw:auto-grow-height="true" draw:auto-grow-width="true" fo:min-height="0.374cm" fo:min-width="1.58cm" fo:padding-top="0cm" fo:padding-bottom="0cm" fo:padding-left="0cm" fo:padding-right="0cm"/>
    </style:style>
    <style:style style:name="gr25" style:family="graphic" style:parent-style-name="Standard_5f_1_5f_1_5f_1_5f_2">
      <style:graphic-properties draw:stroke="solid" svg:stroke-width="0.1cm" svg:stroke-color="#008080" draw:marker-start-width="0.478cm" draw:marker-end-width="0.478cm" draw:stroke-linejoin="miter" svg:stroke-linecap="butt" draw:fill="solid" draw:fill-color="#008080" fo:padding-top="0.05cm" fo:padding-bottom="0.05cm" fo:padding-left="0.05cm" fo:padding-right="0.05cm"/>
    </style:style>
    <style:style style:name="gr26" style:family="graphic" style:parent-style-name="Standard_5f_1_5f_1_5f_1_5f_2">
      <style:graphic-properties draw:stroke="solid" svg:stroke-width="0.1cm" svg:stroke-color="#004586" draw:marker-start-width="0.478cm" draw:marker-end-width="0.478cm" draw:stroke-linejoin="miter" svg:stroke-linecap="butt" draw:fill="solid" draw:fill-color="#004586" fo:padding-top="0.05cm" fo:padding-bottom="0.05cm" fo:padding-left="0.05cm" fo:padding-right="0.05cm"/>
    </style:style>
    <style:style style:name="gr27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1.222cm" fo:min-width="1.242cm"/>
    </style:style>
    <style:style style:name="gr28" style:family="graphic" style:parent-style-name="standard">
      <style:graphic-properties draw:stroke="none" draw:fill-color="#008000" draw:textarea-horizontal-align="justify" draw:textarea-vertical-align="middle" draw:auto-grow-height="false" fo:min-height="1.222cm" fo:min-width="1.242cm"/>
    </style:style>
    <style:style style:name="gr29" style:family="graphic" style:parent-style-name="Standard_5f_1_5f_1_5f_3">
      <style:graphic-properties draw:stroke="none" svg:stroke-width="0.05cm" svg:stroke-color="#3465a4" draw:marker-start-width="0.275cm" draw:marker-end-width="0.275cm" draw:fill="none" draw:fill-color="#008000" draw:textarea-horizontal-align="left" draw:textarea-vertical-align="top" draw:auto-grow-height="true" draw:auto-grow-width="true" fo:min-height="0.374cm" fo:min-width="1.162cm" fo:padding-top="0.025cm" fo:padding-bottom="0.025cm" fo:padding-left="0.025cm" fo:padding-right="0.025cm"/>
    </style:style>
    <style:style style:name="gr30" style:family="graphic" style:parent-style-name="Standard_5f_1_5f_1_5f_3">
      <style:graphic-properties draw:stroke="none" svg:stroke-width="0.05cm" svg:stroke-color="#3465a4" draw:marker-start-width="0.275cm" draw:marker-end-width="0.275cm" draw:fill="none" draw:fill-color="#008000" draw:textarea-horizontal-align="left" draw:textarea-vertical-align="top" draw:auto-grow-height="false" draw:auto-grow-width="false" fo:min-height="0.374cm" fo:min-width="1.581cm" fo:padding-top="0.025cm" fo:padding-bottom="0.025cm" fo:padding-left="0.025cm" fo:padding-right="0.025cm"/>
    </style:style>
    <style:style style:name="gr31" style:family="graphic" style:parent-style-name="Standard_5f_1">
      <style:graphic-properties draw:stroke="none" svg:stroke-color="#004586" draw:fill="solid" draw:fill-color="#ff0000" draw:textarea-horizontal-align="center" draw:textarea-vertical-align="middle"/>
    </style:style>
    <style:style style:name="gr32" style:family="graphic" style:parent-style-name="Objekt_20_ohne_20_Füllung_5f_1_5f_1_5f_1">
      <style:graphic-properties draw:fill="none" draw:textarea-horizontal-align="center" draw:textarea-vertical-align="middle"/>
    </style:style>
    <style:style style:name="gr33" style:family="graphic" style:parent-style-name="Objekt_20_ohne_20_Füllung_5f_1_5f_1_5f_1">
      <style:graphic-properties draw:fill="none" draw:textarea-horizontal-align="center" draw:textarea-vertical-align="middle"/>
    </style:style>
    <style:style style:name="P1" style:family="paragraph">
      <loext:graphic-properties draw:fill="solid" draw:fill-color="#00808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ffffff" style:font-name="DejaVu Sans Condensed" fo:font-size="9pt" fo:font-weight="bold" style:font-size-asian="9pt" style:font-weight-asian="bold" style:font-name-complex="FuturaMedium" style:font-size-complex="9pt" style:font-weight-complex="bold"/>
    </style:style>
    <style:style style:name="P4" style:family="paragraph">
      <loext:graphic-properties draw:fill="solid" draw:fill-color="#004586"/>
      <style:paragraph-properties fo:text-align="center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loext:graphic-properties draw:fill="none"/>
      <style:paragraph-properties fo:text-align="start" style:writing-mode="lr-tb"/>
      <style:text-properties fo:color="#ffffff" style:font-name="DejaVu Sans Condensed" fo:font-size="9pt" fo:font-weight="bold" style:font-size-asian="9pt" style:font-weight-asian="bold" style:font-name-complex="FuturaMedium" style:font-size-complex="9pt" style:font-weight-complex="bold"/>
    </style:style>
    <style:style style:name="P9" style:family="paragraph">
      <loext:graphic-properties draw:fill="none" draw:fill-color="#729fcf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008000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ffffff"/>
    </style:style>
    <style:style style:name="P14" style:family="paragraph">
      <loext:graphic-properties draw:fill="solid" draw:fill-color="#808080"/>
      <style:paragraph-properties fo:text-align="center"/>
    </style:style>
    <style:style style:name="P15" style:family="paragraph">
      <loext:graphic-properties draw:fill="solid" draw:fill-color="#008080"/>
    </style:style>
    <style:style style:name="P16" style:family="paragraph">
      <loext:graphic-properties draw:fill="solid" draw:fill-color="#004586"/>
    </style:style>
    <style:style style:name="P17" style:family="paragraph">
      <loext:graphic-properties draw:fill="solid" draw:fill-color="#ff0000"/>
      <style:paragraph-properties fo:text-align="center"/>
    </style:style>
    <style:style style:name="P18" style:family="paragraph">
      <loext:graphic-properties draw:fill-color="#008000"/>
      <style:paragraph-properties fo:text-align="center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none" draw:fill-color="#008000"/>
      <style:paragraph-properties fo:text-align="center" style:writing-mode="lr-tb"/>
      <style:text-properties fo:color="#ffffff" fo:font-size="9pt" style:font-size-asian="9pt" style:font-size-complex="9pt"/>
    </style:style>
    <style:style style:name="P21" style:family="paragraph">
      <style:paragraph-properties fo:margin-left="0cm" fo:margin-right="0cm" fo:text-align="center" fo:text-indent="0cm" style:writing-mode="lr-tb"/>
    </style:style>
    <style:style style:name="P22" style:family="paragraph">
      <loext:graphic-properties draw:fill="none" draw:fill-color="#008000"/>
      <style:paragraph-properties fo:margin-left="0cm" fo:margin-right="0cm" fo:text-align="center" fo:text-indent="0cm" style:writing-mode="lr-tb"/>
      <style:text-properties fo:color="#ffffff" fo:font-size="9pt" style:font-size-asian="9pt" style:font-size-complex="9pt"/>
    </style:style>
    <style:style style:name="P23" style:family="paragraph">
      <loext:graphic-properties draw:fill="none"/>
      <style:paragraph-properties fo:text-align="center"/>
    </style:style>
    <style:style style:name="T1" style:family="text">
      <style:text-properties fo:color="#ffffff" style:font-name="DejaVu Sans Condensed" fo:font-size="12pt" fo:font-weight="bold" style:font-size-asian="12pt" style:font-weight-asian="bold" style:font-name-complex="FuturaMedium" style:font-size-complex="12pt" style:font-weight-complex="bold"/>
    </style:style>
    <style:style style:name="T2" style:family="text">
      <style:text-properties fo:color="#ffffff" style:font-name="DejaVu Sans Condensed" fo:font-size="9pt" fo:font-weight="bold" style:font-size-asian="9pt" style:font-weight-asian="bold" style:font-name-complex="FuturaMedium" style:font-size-complex="9pt" style:font-weight-complex="bold"/>
    </style:style>
    <style:style style:name="T3" style:family="text">
      <style:text-properties fo:color="#ffffff" style:font-name="DejaVu Sans Condensed" fo:font-size="13pt" fo:font-weight="bold" style:font-size-asian="13pt" style:font-weight-asian="bold" style:font-name-complex="FuturaMedium" style:font-size-complex="13pt" style:font-weight-complex="bold"/>
    </style:style>
    <style:style style:name="T4" style:family="text">
      <style:text-properties fo:color="#ffffff" style:text-position="10% 100%" style:font-name="DejaVu Sans Condensed" fo:font-size="9pt" fo:font-weight="bold" style:font-size-asian="9pt" style:font-weight-asian="bold" style:font-name-complex="FuturaMedium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2 Decks + 2 FX (F)" draw:style-name="dp1" draw:master-page-name="Default-Master">
        <draw:g>
          <draw:rect draw:style-name="gr1" draw:text-style-name="P1" draw:layer="layout" svg:width="11.45cm" svg:height="1.95cm" svg:x="17.729cm" svg:y="8.346cm">
            <text:p/>
          </draw:rect>
          <draw:frame draw:style-name="gr2" draw:text-style-name="P3" draw:layer="layout" svg:width="1.797cm" svg:height="0.497cm" svg:x="21.131cm" svg:y="9.662cm">
            <draw:text-box>
              <text:p text:style-name="P2"><text:span text:style-name="T1">1</text:span></text:p>
            </draw:text-box>
          </draw:frame>
          <draw:frame draw:style-name="gr2" draw:text-style-name="P3" draw:layer="layout" svg:width="1.797cm" svg:height="0.497cm" svg:x="23.98cm" svg:y="9.657cm">
            <draw:text-box>
              <text:p text:style-name="P2"><text:span text:style-name="T1">2</text:span></text:p>
            </draw:text-box>
          </draw:frame>
          <draw:frame draw:style-name="gr2" draw:text-style-name="P3" draw:layer="layout" svg:width="1.797cm" svg:height="0.497cm" svg:x="26.856cm" svg:y="9.657cm">
            <draw:text-box>
              <text:p text:style-name="P2"><text:span text:style-name="T1">3</text:span></text:p>
            </draw:text-box>
          </draw:frame>
          <draw:frame draw:style-name="gr2" draw:text-style-name="P3" draw:layer="layout" svg:width="1.797cm" svg:height="0.497cm" svg:x="18.252cm" svg:y="9.657cm">
            <draw:text-box>
              <text:p text:style-name="P2"><text:span text:style-name="T1">FOCUS</text:span></text:p>
            </draw:text-box>
          </draw:frame>
          <draw:rect draw:style-name="gr1" draw:text-style-name="P1" draw:layer="layout" svg:width="11.45cm" svg:height="6.89cm" svg:x="17.729cm" svg:y="10.266cm">
            <text:p/>
          </draw:rect>
          <draw:frame draw:style-name="gr2" draw:text-style-name="P3" draw:layer="layout" svg:width="1.797cm" svg:height="0.497cm" svg:x="21.156cm" svg:y="15.439cm">
            <draw:text-box>
              <text:p text:style-name="P2"><text:span text:style-name="T1">1</text:span></text:p>
            </draw:text-box>
          </draw:frame>
          <draw:frame draw:style-name="gr2" draw:text-style-name="P3" draw:layer="layout" svg:width="1.797cm" svg:height="0.497cm" svg:x="24.009cm" svg:y="15.44cm">
            <draw:text-box>
              <text:p text:style-name="P2"><text:span text:style-name="T1">2</text:span></text:p>
            </draw:text-box>
          </draw:frame>
          <draw:frame draw:style-name="gr2" draw:text-style-name="P3" draw:layer="layout" svg:width="1.797cm" svg:height="0.497cm" svg:x="26.881cm" svg:y="15.44cm">
            <draw:text-box>
              <text:p text:style-name="P2"><text:span text:style-name="T1">3</text:span></text:p>
            </draw:text-box>
          </draw:frame>
          <draw:frame draw:style-name="gr2" draw:text-style-name="P3" draw:layer="layout" svg:width="2.27cm" svg:height="0.497cm" svg:x="18.131cm" svg:y="15.441cm">
            <draw:text-box>
              <text:p text:style-name="P2"><text:span text:style-name="T1">DRY / WET</text:span></text:p>
            </draw:text-box>
          </draw:frame>
          <draw:frame draw:style-name="gr3" draw:text-style-name="P3" draw:layer="layout" svg:width="1.581cm" svg:height="0.374cm" svg:x="22.604cm" svg:y="16.621cm">
            <draw:text-box>
              <text:p text:style-name="P2"><text:span text:style-name="T2">FX UNIT 2</text:span></text:p>
            </draw:text-box>
          </draw:frame>
          <draw:frame draw:style-name="gr3" draw:text-style-name="P3" draw:layer="layout" svg:width="1.581cm" svg:height="0.374cm" svg:x="22.605cm" svg:y="10.621cm">
            <draw:text-box>
              <text:p text:style-name="P2"><text:span text:style-name="T2">FX UNIT 2</text:span></text:p>
            </draw:text-box>
          </draw:frame>
        </draw:g>
        <draw:g>
          <draw:rect draw:style-name="gr4" draw:text-style-name="P4" draw:layer="layout" svg:width="11.44cm" svg:height="1.95cm" svg:x="6.239cm" svg:y="8.341cm">
            <text:p/>
          </draw:rect>
          <draw:frame draw:style-name="gr2" draw:text-style-name="P3" draw:layer="layout" svg:width="1.797cm" svg:height="0.497cm" svg:x="9.635cm" svg:y="9.668cm">
            <draw:text-box>
              <text:p text:style-name="P2"><text:span text:style-name="T1">1</text:span></text:p>
            </draw:text-box>
          </draw:frame>
          <draw:frame draw:style-name="gr2" draw:text-style-name="P3" draw:layer="layout" svg:width="1.797cm" svg:height="0.497cm" svg:x="12.484cm" svg:y="9.663cm">
            <draw:text-box>
              <text:p text:style-name="P2"><text:span text:style-name="T1">2</text:span></text:p>
            </draw:text-box>
          </draw:frame>
          <draw:frame draw:style-name="gr2" draw:text-style-name="P3" draw:layer="layout" svg:width="1.797cm" svg:height="0.497cm" svg:x="15.36cm" svg:y="9.663cm">
            <draw:text-box>
              <text:p text:style-name="P2"><text:span text:style-name="T1">3</text:span></text:p>
            </draw:text-box>
          </draw:frame>
          <draw:frame draw:style-name="gr2" draw:text-style-name="P3" draw:layer="layout" svg:width="1.797cm" svg:height="0.497cm" svg:x="6.756cm" svg:y="9.663cm">
            <draw:text-box>
              <text:p text:style-name="P2"><text:span text:style-name="T1">FOCUS</text:span></text:p>
            </draw:text-box>
          </draw:frame>
          <draw:rect draw:style-name="gr4" draw:text-style-name="P4" draw:layer="layout" svg:width="11.44cm" svg:height="6.93cm" svg:x="6.239cm" svg:y="10.216cm">
            <text:p/>
          </draw:rect>
          <draw:frame draw:style-name="gr2" draw:text-style-name="P3" draw:layer="layout" svg:width="1.797cm" svg:height="0.497cm" svg:x="9.635cm" svg:y="15.444cm">
            <draw:text-box>
              <text:p text:style-name="P2"><text:span text:style-name="T1">1</text:span></text:p>
            </draw:text-box>
          </draw:frame>
          <draw:frame draw:style-name="gr2" draw:text-style-name="P3" draw:layer="layout" svg:width="1.797cm" svg:height="0.497cm" svg:x="12.488cm" svg:y="15.445cm">
            <draw:text-box>
              <text:p text:style-name="P2"><text:span text:style-name="T1">2</text:span></text:p>
            </draw:text-box>
          </draw:frame>
          <draw:frame draw:style-name="gr2" draw:text-style-name="P3" draw:layer="layout" svg:width="1.797cm" svg:height="0.497cm" svg:x="15.36cm" svg:y="15.445cm">
            <draw:text-box>
              <text:p text:style-name="P2"><text:span text:style-name="T1">3</text:span></text:p>
            </draw:text-box>
          </draw:frame>
          <draw:frame draw:style-name="gr2" draw:text-style-name="P3" draw:layer="layout" svg:width="2.27cm" svg:height="0.497cm" svg:x="6.61cm" svg:y="15.446cm">
            <draw:text-box>
              <text:p text:style-name="P2"><text:span text:style-name="T1">DRY / WET</text:span></text:p>
            </draw:text-box>
          </draw:frame>
          <draw:frame draw:style-name="gr3" draw:text-style-name="P3" draw:layer="layout" svg:width="1.581cm" svg:height="0.374cm" svg:x="11.183cm" svg:y="16.621cm">
            <draw:text-box>
              <text:p text:style-name="P2"><text:span text:style-name="T2">FX UNIT 1</text:span></text:p>
            </draw:text-box>
          </draw:frame>
          <draw:frame draw:style-name="gr3" draw:text-style-name="P3" draw:layer="layout" svg:width="1.581cm" svg:height="0.374cm" svg:x="11.184cm" svg:y="10.521cm">
            <draw:text-box>
              <text:p text:style-name="P2"><text:span text:style-name="T2">FX UNIT 1</text:span></text:p>
            </draw:text-box>
          </draw:frame>
        </draw:g>
        <draw:frame draw:style-name="gr5" draw:text-style-name="P6" draw:layer="layout" svg:width="1.221cm" svg:height="0.374cm" svg:x="31.919cm" svg:y="20.202cm">
          <draw:text-box>
            <text:p text:style-name="P5"><text:span text:style-name="T2">PRESET</text:span></text:p>
          </draw:text-box>
        </draw:frame>
        <draw:frame draw:style-name="gr6" draw:text-style-name="P7" draw:layer="layout" svg:width="0.317cm" svg:height="0.374cm" svg:x="30.969cm" svg:y="20.202cm">
          <draw:text-box>
            <text:p><text:span text:style-name="T2">&lt;</text:span></text:p>
          </draw:text-box>
        </draw:frame>
        <draw:frame draw:style-name="gr7" draw:text-style-name="P8" draw:layer="layout" svg:width="0.317cm" svg:height="0.374cm" svg:x="33.819cm" svg:y="20.22cm">
          <draw:text-box>
            <text:p text:style-name="P5"><text:span text:style-name="T2">&gt;</text:span></text:p>
          </draw:text-box>
        </draw:frame>
        <draw:frame draw:style-name="gr8" draw:text-style-name="P6" draw:layer="layout" svg:width="1.06cm" svg:height="0.374cm" svg:x="30.558cm" svg:y="15.402cm">
          <draw:text-box>
            <text:p text:style-name="P5"><text:span text:style-name="T2">STORE</text:span></text:p>
          </draw:text-box>
        </draw:frame>
        <draw:frame draw:style-name="gr9" draw:text-style-name="P6" draw:layer="layout" svg:width="1.056cm" svg:height="0.374cm" svg:x="33.383cm" svg:y="15.402cm">
          <draw:text-box>
            <text:p text:style-name="P5"><text:span text:style-name="T2">LEARN</text:span></text:p>
          </draw:text-box>
        </draw:frame>
        <draw:frame draw:style-name="gr10" draw:text-style-name="P6" draw:layer="layout" svg:width="0.734cm" svg:height="0.374cm" svg:x="30.697cm" svg:y="17.415cm">
          <draw:text-box>
            <text:p text:style-name="P5"><text:span text:style-name="T2">EDIT</text:span></text:p>
          </draw:text-box>
        </draw:frame>
        <draw:frame draw:style-name="gr11" draw:text-style-name="P6" draw:layer="layout" svg:width="0.717cm" svg:height="0.374cm" svg:x="33.557cm" svg:y="17.415cm">
          <draw:text-box>
            <text:p text:style-name="P5"><text:span text:style-name="T2">EXIT</text:span></text:p>
          </draw:text-box>
        </draw:frame>
        <draw:path draw:style-name="gr12" draw:text-style-name="P9" draw:layer="layout" svg:width="4.849cm" svg:height="4.049cm" svg:x="30.052cm" svg:y="13.9cm" svg:viewBox="0 0 4850 4050" svg:d="M4850 3972c0 43-22 78-49 78h-4752c-27 0-49-35-49-78v-3894c0-43 22-78 49-78h4752c27 0 49 35 49 78z">
          <text:p/>
        </draw:path>
        <draw:path draw:style-name="gr12" draw:text-style-name="P9" draw:layer="layout" svg:width="4.849cm" svg:height="2.199cm" svg:x="30.052cm" svg:y="18.65cm" svg:viewBox="0 0 4850 2200" svg:d="M4850 2158c0 23-22 42-49 42h-4752c-27 0-49-19-49-42v-2115c0-24 22-43 49-43h4752c27 0 49 19 49 43z">
          <text:p/>
        </draw:path>
        <draw:path draw:style-name="gr13" draw:text-style-name="P10" draw:layer="controls" svg:width="2.6cm" svg:height="2.6cm" svg:x="9.258cm" svg:y="3.308cm" svg:viewBox="0 0 2601 2601" svg:d="M2601 1300c0 719-583 1301-1301 1301s-1300-582-1300-1301c0-718 582-1300 1300-1300s1301 582 1301 1300z">
          <text:p/>
        </draw:path>
        <draw:path draw:style-name="gr13" draw:text-style-name="P10" draw:layer="controls" svg:width="2.6cm" svg:height="2.6cm" svg:x="12.115cm" svg:y="3.308cm" svg:viewBox="0 0 2601 2601" svg:d="M2601 1300c0 719-582 1301-1301 1301-718 0-1300-582-1300-1301 0-718 582-1300 1300-1300 719 0 1301 582 1301 1300z">
          <text:p/>
        </draw:path>
        <draw:path draw:style-name="gr13" draw:text-style-name="P10" draw:layer="controls" svg:width="2.6cm" svg:height="2.6cm" svg:x="14.972cm" svg:y="3.308cm" svg:viewBox="0 0 2601 2601" svg:d="M2601 1300c0 719-582 1301-1301 1301-718 0-1300-582-1300-1301 0-718 582-1300 1300-1300 719 0 1301 582 1301 1300z">
          <text:p/>
        </draw:path>
        <draw:path draw:style-name="gr13" draw:text-style-name="P10" draw:layer="controls" svg:width="2.6cm" svg:height="2.6cm" svg:x="17.829cm" svg:y="3.308cm" svg:viewBox="0 0 2601 2601" svg:d="M2601 1300c0 719-582 1301-1301 1301-718 0-1300-582-1300-1301 0-718 582-1300 1300-1300 719 0 1301 582 1301 1300z">
          <text:p/>
        </draw:path>
        <draw:path draw:style-name="gr13" draw:text-style-name="P10" draw:layer="controls" svg:width="2.6cm" svg:height="2.6cm" svg:x="20.686cm" svg:y="3.308cm" svg:viewBox="0 0 2601 2601" svg:d="M2601 1300c0 719-582 1301-1300 1301-719 0-1301-582-1301-1301 0-718 582-1300 1301-1300 718 0 1300 582 1300 1300z">
          <text:p/>
        </draw:path>
        <draw:path draw:style-name="gr13" draw:text-style-name="P10" draw:layer="controls" svg:width="2.6cm" svg:height="2.6cm" svg:x="23.543cm" svg:y="3.308cm" svg:viewBox="0 0 2601 2601" svg:d="M2601 1300c0 719-582 1301-1300 1301-719 0-1301-582-1301-1301 0-718 582-1300 1301-1300 718 0 1300 582 1300 1300z">
          <text:p/>
        </draw:path>
        <draw:path draw:style-name="gr13" draw:text-style-name="P10" draw:layer="controls" svg:width="2.6cm" svg:height="2.6cm" svg:x="26.401cm" svg:y="3.308cm" svg:viewBox="0 0 2601 2601" svg:d="M2601 1300c0 719-582 1301-1300 1301-719 0-1301-582-1301-1301 0-718 582-1300 1301-1300 718 0 1300 582 1300 1300z">
          <text:p/>
        </draw:path>
        <draw:path draw:style-name="gr13" draw:text-style-name="P10" draw:layer="controls" svg:width="2.6cm" svg:height="2.6cm" svg:x="6.401cm" svg:y="3.308cm" svg:viewBox="0 0 2601 2601" svg:d="M2601 1300c0 719-584 1301-1301 1301-718 0-1300-582-1300-1301 0-718 582-1300 1300-1300 717 0 1301 582 1301 1300z">
          <text:p/>
        </draw:path>
        <draw:path draw:style-name="gr13" draw:text-style-name="P10" draw:layer="controls" svg:width="4.3cm" svg:height="1.6cm" svg:x="30.325cm" svg:y="3.801cm" svg:viewBox="0 0 4301 1601" svg:d="M4146 1601c28 0 55-22 60-49 0 0 95-473 95-752 0-280-95-751-95-751-5-27-32-49-60-49h-3990c-28 0-55 22-60 49 0 0-96 471-96 751 0 279 96 752 96 752 5 26 32 49 60 49z">
          <text:p/>
        </draw:path>
        <draw:path draw:style-name="gr13" draw:text-style-name="P10" draw:layer="controls" svg:width="1.525cm" svg:height="1.025cm" svg:x="33.137cm" svg:y="6.499cm" svg:viewBox="0 0 1526 1026" svg:d="M1374 0c27 0 57 22 65 48 0 0 87 278 87 466 0 187-87 465-87 465-8 26-38 47-65 47h-1221c-28 0-57-21-65-47 0 0-88-278-88-465 0-188 88-466 88-466 8-26 38-48 65-48z">
          <text:p/>
        </draw:path>
        <draw:path draw:style-name="gr13" draw:text-style-name="P10" draw:layer="controls" svg:width="1.525cm" svg:height="1.025cm" svg:x="30.287cm" svg:y="6.499cm" svg:viewBox="0 0 1526 1026" svg:d="M1373 0c27 0 58 22 66 48 0 0 87 278 87 466 0 187-87 465-87 465-8 26-39 47-66 47h-1221c-28 0-57-21-65-47 0 0-87-278-87-465 0-188 87-466 87-466 8-26 38-48 65-48z">
          <text:p/>
        </draw:path>
        <draw:path draw:style-name="gr13" draw:text-style-name="P10" draw:layer="controls" svg:width="1.525cm" svg:height="1.025cm" svg:x="26.937cm" svg:y="6.499cm" svg:viewBox="0 0 1526 1026" svg:d="M1374 0c27 0 57 22 65 48 0 0 87 278 87 466 0 187-87 465-87 465-8 26-37 47-65 47h-1222c-28 0-57-21-65-47 0 0-87-278-87-465 0-188 87-466 87-466 8-26 38-48 65-48z">
          <text:p/>
        </draw:path>
        <draw:path draw:style-name="gr13" draw:text-style-name="P10" draw:layer="controls" svg:width="1.525cm" svg:height="1.025cm" svg:x="24.08cm" svg:y="6.499cm" svg:viewBox="0 0 1526 1026" svg:d="M1373 0c27 0 56 22 65 48 0 0 88 278 88 466 0 187-88 465-88 465-9 26-38 47-65 47h-1221c-28 0-57-21-65-47 0 0-87-278-87-465 0-188 87-466 87-466 8-26 37-48 65-48z">
          <text:p/>
        </draw:path>
        <draw:path draw:style-name="gr13" draw:text-style-name="P10" draw:layer="controls" svg:width="1.525cm" svg:height="1.025cm" svg:x="21.223cm" svg:y="6.499cm" svg:viewBox="0 0 1526 1026" svg:d="M1374 0c27 0 56 22 65 48 0 0 87 278 87 466 0 187-87 465-87 465-9 26-38 47-65 47h-1222c-28 0-57-21-65-47 0 0-87-278-87-465 0-188 87-466 87-466 8-26 37-48 65-48z">
          <text:p/>
        </draw:path>
        <draw:path draw:style-name="gr13" draw:text-style-name="P10" draw:layer="controls" svg:width="1.525cm" svg:height="1.025cm" svg:x="18.366cm" svg:y="6.499cm" svg:viewBox="0 0 1526 1026" svg:d="M1374 0c27 0 56 22 64 48 0 0 88 278 88 466 0 187-87 465-87 465-9 26-38 47-65 47h-1222c-28 0-57-21-65-47 0 0-87-278-87-465 0-188 87-466 87-466 8-26 37-48 65-48z">
          <text:p/>
        </draw:path>
        <draw:path draw:style-name="gr13" draw:text-style-name="P10" draw:layer="controls" svg:width="1.525cm" svg:height="1.025cm" svg:x="15.508cm" svg:y="6.499cm" svg:viewBox="0 0 1526 1026" svg:d="M1374 0c28 0 57 22 65 48 0 0 87 278 87 466 0 187-87 465-87 465-8 26-37 47-65 47h-1222c-27 0-56-21-65-47 0 0-87-278-87-465 0-188 88-466 88-466 8-26 37-48 64-48z">
          <text:p/>
        </draw:path>
        <draw:path draw:style-name="gr13" draw:text-style-name="P10" draw:layer="controls" svg:width="1.525cm" svg:height="1.024cm" svg:x="12.651cm" svg:y="6.5cm" svg:viewBox="0 0 1526 1025" svg:d="M1374 0c28 0 57 21 65 47 0 0 87 278 87 466 0 187-87 465-87 465-8 26-37 47-65 47h-1222c-27 0-56-21-65-47 0 0-87-278-87-465 0-188 87-466 87-466 9-26 38-47 65-47z">
          <text:p/>
        </draw:path>
        <draw:path draw:style-name="gr13" draw:text-style-name="P10" draw:layer="controls" svg:width="1.525cm" svg:height="1.024cm" svg:x="9.794cm" svg:y="6.5cm" svg:viewBox="0 0 1526 1025" svg:d="M1374 0c28 0 57 21 65 47 0 0 87 278 87 466 0 187-87 465-87 465-8 26-37 47-65 47h-1222c-27 0-57-21-65-47 0 0-87-278-87-465 0-188 87-466 87-466 8-26 38-47 65-47z">
          <text:p/>
        </draw:path>
        <draw:path draw:style-name="gr13" draw:text-style-name="P10" draw:layer="controls" svg:width="1.525cm" svg:height="1.025cm" svg:x="6.937cm" svg:y="6.499cm" svg:viewBox="0 0 1526 1026" svg:d="M1374 0c27 0 57 22 65 48 0 0 87 278 87 466 0 187-87 465-87 465-8 26-38 47-65 47h-1222c-27 0-57-21-65-47 0 0-87-278-87-465 0-188 87-466 87-466 8-26 38-48 65-48z">
          <text:p/>
        </draw:path>
        <draw:path draw:style-name="gr13" draw:text-style-name="P10" draw:layer="controls" svg:width="1.525cm" svg:height="1.025cm" svg:x="33.137cm" svg:y="8.499cm" svg:viewBox="0 0 1526 1026" svg:d="M1374 0c27 0 57 22 65 48 0 0 87 278 87 465 0 188-87 466-87 466-8 26-38 47-65 47h-1221c-28 0-57-21-65-47 0 0-88-278-88-466 0-187 88-465 88-465 8-26 38-48 65-48z">
          <text:p/>
        </draw:path>
        <draw:path draw:style-name="gr13" draw:text-style-name="P10" draw:layer="controls" svg:width="1.525cm" svg:height="1.025cm" svg:x="30.287cm" svg:y="8.499cm" svg:viewBox="0 0 1526 1026" svg:d="M1373 0c27 0 58 22 66 48 0 0 87 278 87 465 0 188-87 466-87 466-8 26-39 47-66 47h-1221c-28 0-57-21-65-47 0 0-87-278-87-466 0-187 87-465 87-465 8-26 38-48 65-48z">
          <text:p/>
        </draw:path>
        <draw:path draw:style-name="gr13" draw:text-style-name="P10" draw:layer="controls" svg:width="1.525cm" svg:height="1.025cm" svg:x="26.937cm" svg:y="8.499cm" svg:viewBox="0 0 1526 1026" svg:d="M1374 0c27 0 57 22 65 48 0 0 87 278 87 465 0 188-87 466-87 466-8 26-37 47-65 47h-1222c-28 0-57-21-65-47 0 0-87-278-87-466 0-187 87-465 87-465 8-26 38-48 65-48z">
          <text:p/>
        </draw:path>
        <draw:path draw:style-name="gr13" draw:text-style-name="P10" draw:layer="controls" svg:width="1.525cm" svg:height="1.025cm" svg:x="24.08cm" svg:y="8.499cm" svg:viewBox="0 0 1526 1026" svg:d="M1373 0c27 0 56 22 65 48 0 0 88 278 88 465 0 188-88 466-88 466-9 26-38 47-65 47h-1221c-28 0-57-21-65-47 0 0-87-278-87-466 0-187 87-465 87-465 8-26 37-48 65-48z">
          <text:p/>
        </draw:path>
        <draw:path draw:style-name="gr13" draw:text-style-name="P10" draw:layer="controls" svg:width="1.525cm" svg:height="1.025cm" svg:x="21.223cm" svg:y="8.499cm" svg:viewBox="0 0 1526 1026" svg:d="M1374 0c27 0 56 22 65 48 0 0 87 278 87 465 0 188-87 466-87 466-9 26-38 47-65 47h-1222c-28 0-57-21-65-47 0 0-87-278-87-466 0-187 87-465 87-465 8-26 37-48 65-48z">
          <text:p/>
        </draw:path>
        <draw:path draw:style-name="gr13" draw:text-style-name="P10" draw:layer="controls" svg:width="1.525cm" svg:height="1.025cm" svg:x="18.366cm" svg:y="8.499cm" svg:viewBox="0 0 1526 1026" svg:d="M1374 0c27 0 56 22 64 48 0 0 88 278 88 465 0 188-87 466-87 466-9 26-38 47-65 47h-1222c-28 0-57-21-65-47 0 0-87-278-87-466 0-187 87-465 87-465 8-26 37-48 65-48z">
          <text:p/>
        </draw:path>
        <draw:path draw:style-name="gr13" draw:text-style-name="P10" draw:layer="controls" svg:width="1.525cm" svg:height="1.025cm" svg:x="15.508cm" svg:y="8.499cm" svg:viewBox="0 0 1526 1026" svg:d="M1374 0c28 0 57 22 65 48 0 0 87 278 87 465 0 188-87 466-87 466-8 26-37 47-65 47h-1222c-27 0-56-21-65-47 0 0-87-278-87-466 0-187 88-465 88-465 8-26 37-48 64-48z">
          <text:p/>
        </draw:path>
        <draw:path draw:style-name="gr13" draw:text-style-name="P10" draw:layer="controls" svg:width="1.525cm" svg:height="1.024cm" svg:x="12.651cm" svg:y="8.5cm" svg:viewBox="0 0 1526 1025" svg:d="M1374 0c28 0 57 21 65 47 0 0 87 278 87 465 0 188-87 466-87 466-8 26-37 47-65 47h-1222c-27 0-56-21-65-47 0 0-87-278-87-466 0-187 87-465 87-465 9-26 38-47 65-47z">
          <text:p/>
        </draw:path>
        <draw:path draw:style-name="gr13" draw:text-style-name="P10" draw:layer="controls" svg:width="1.525cm" svg:height="1.024cm" svg:x="9.794cm" svg:y="8.5cm" svg:viewBox="0 0 1526 1025" svg:d="M1374 0c28 0 57 21 65 47 0 0 87 278 87 465 0 188-87 466-87 466-8 26-37 47-65 47h-1222c-27 0-57-21-65-47 0 0-87-278-87-466 0-187 87-465 87-465 8-26 38-47 65-47z">
          <text:p/>
        </draw:path>
        <draw:path draw:style-name="gr13" draw:text-style-name="P10" draw:layer="controls" svg:width="1.525cm" svg:height="1.025cm" svg:x="6.937cm" svg:y="8.499cm" svg:viewBox="0 0 1526 1026" svg:d="M1374 0c27 0 57 22 65 48 0 0 87 278 87 465 0 188-87 466-87 466-8 26-38 47-65 47h-1222c-27 0-57-21-65-47 0 0-87-278-87-466 0-187 87-465 87-465 8-26 38-48 65-48z">
          <text:p/>
        </draw:path>
        <draw:path draw:style-name="gr13" draw:text-style-name="P10" draw:layer="controls" svg:width="1.525cm" svg:height="1.025cm" svg:x="33.137cm" svg:y="23.799cm" svg:viewBox="0 0 1526 1026" svg:d="M1374 1c27 0 57 21 65 47 0 0 87 278 87 465 0 188-87 466-87 466-8 26-38 47-65 47h-1221c-28 0-57-21-65-47 0 0-88-278-88-466 0-187 88-465 88-465 8-26 38-48 65-48z">
          <text:p/>
        </draw:path>
        <draw:path draw:style-name="gr13" draw:text-style-name="P10" draw:layer="controls" svg:width="1.525cm" svg:height="1.025cm" svg:x="30.287cm" svg:y="23.799cm" svg:viewBox="0 0 1526 1026" svg:d="M1373 1c27 0 58 21 66 47 0 0 87 278 87 465 0 188-87 466-87 466-8 26-39 47-66 47h-1221c-28 0-57-21-65-47 0 0-87-278-87-466 0-187 87-465 87-465 8-26 38-48 65-48z">
          <text:p/>
        </draw:path>
        <draw:path draw:style-name="gr13" draw:text-style-name="P10" draw:layer="controls" svg:width="1.525cm" svg:height="1.025cm" svg:x="33.137cm" svg:y="21.749cm" svg:viewBox="0 0 1526 1026" svg:d="M1374 0c27 0 57 22 65 48 0 0 87 278 87 465 0 188-87 466-87 466-8 26-38 47-65 47h-1221c-28 0-57-21-65-47 0 0-88-278-88-466 0-187 88-465 88-465 8-26 38-48 65-48z">
          <text:p/>
        </draw:path>
        <draw:path draw:style-name="gr13" draw:text-style-name="P10" draw:layer="controls" svg:width="1.525cm" svg:height="1.025cm" svg:x="30.287cm" svg:y="21.749cm" svg:viewBox="0 0 1526 1026" svg:d="M1373 0c27 0 58 22 66 48 0 0 87 278 87 465 0 188-87 466-87 466-8 26-39 47-66 47h-1221c-28 0-57-21-65-47 0 0-87-278-87-466 0-187 87-465 87-465 8-26 38-48 65-48z">
          <text:p/>
        </draw:path>
        <draw:path draw:style-name="gr13" draw:text-style-name="P10" draw:layer="controls" svg:width="1.525cm" svg:height="1.025cm" svg:x="33.137cm" svg:y="19.049cm" svg:viewBox="0 0 1526 1026" svg:d="M1374 0c27 0 57 22 65 48 0 0 87 279 87 466s-87 465-87 465c-8 26-38 47-65 47h-1221c-28 0-57-21-65-47 0 0-88-278-88-465s88-466 88-466c8-26 38-48 65-48z">
          <text:p/>
        </draw:path>
        <draw:path draw:style-name="gr13" draw:text-style-name="P10" draw:layer="controls" svg:width="1.525cm" svg:height="1.025cm" svg:x="30.287cm" svg:y="19.049cm" svg:viewBox="0 0 1526 1026" svg:d="M1373 0c27 0 58 22 66 48 0 0 87 279 87 466s-87 465-87 465c-8 26-39 47-66 47h-1221c-28 0-57-21-65-47 0 0-87-278-87-465s87-466 87-466c8-26 38-48 65-48z">
          <text:p/>
        </draw:path>
        <draw:path draw:style-name="gr13" draw:text-style-name="P10" draw:layer="controls" svg:width="1.525cm" svg:height="1.025cm" svg:x="33.137cm" svg:y="16.299cm" svg:viewBox="0 0 1526 1026" svg:d="M1374 0c27 0 57 22 65 48 0 0 87 278 87 465s-87 466-87 466c-8 26-38 47-65 47h-1221c-28 0-57-21-65-47 0 0-88-279-88-466s88-465 88-465c8-26 38-48 65-48z">
          <text:p/>
        </draw:path>
        <draw:path draw:style-name="gr13" draw:text-style-name="P10" draw:layer="controls" svg:width="1.525cm" svg:height="1.025cm" svg:x="30.287cm" svg:y="16.299cm" svg:viewBox="0 0 1526 1026" svg:d="M1373 0c27 0 58 22 66 48 0 0 87 278 87 465s-87 466-87 466c-8 26-39 47-66 47h-1221c-28 0-57-21-65-47 0 0-87-279-87-466s87-465 87-465c8-26 38-48 65-48z">
          <text:p/>
        </draw:path>
        <draw:path draw:style-name="gr13" draw:text-style-name="P10" draw:layer="controls" svg:width="1.525cm" svg:height="1.025cm" svg:x="33.137cm" svg:y="14.249cm" svg:viewBox="0 0 1526 1026" svg:d="M1374 0c27 0 57 22 65 48 0 0 87 278 87 465s-87 466-87 466c-8 26-38 47-65 47h-1221c-28 0-57-21-65-47 0 0-88-279-88-466s88-465 88-465c8-26 38-48 65-48z">
          <text:p/>
        </draw:path>
        <draw:path draw:style-name="gr13" draw:text-style-name="P10" draw:layer="controls" svg:width="1.525cm" svg:height="1.025cm" svg:x="30.287cm" svg:y="14.249cm" svg:viewBox="0 0 1526 1026" svg:d="M1373 0c27 0 58 22 66 48 0 0 87 278 87 465s-87 466-87 466c-8 26-39 47-66 47h-1221c-28 0-57-21-65-47 0 0-87-279-87-466s87-465 87-465c8-26 38-48 65-48z">
          <text:p/>
        </draw:path>
        <draw:path draw:style-name="gr13" draw:text-style-name="P10" draw:layer="controls" svg:width="2.6cm" svg:height="2.592cm" svg:x="9.258cm" svg:y="12.458cm" svg:viewBox="0 0 2601 2593" svg:d="M2601 1297c0 716-583 1296-1301 1296s-1300-580-1300-1296c0-715 582-1297 1300-1297s1301 582 1301 1297z">
          <text:p/>
        </draw:path>
        <draw:path draw:style-name="gr13" draw:text-style-name="P10" draw:layer="controls" svg:width="2.6cm" svg:height="2.592cm" svg:x="12.115cm" svg:y="12.458cm" svg:viewBox="0 0 2601 2593" svg:d="M2601 1297c0 716-582 1296-1301 1296-718 0-1300-580-1300-1296 0-715 582-1297 1300-1297 719 0 1301 582 1301 1297z">
          <text:p/>
        </draw:path>
        <draw:path draw:style-name="gr13" draw:text-style-name="P10" draw:layer="controls" svg:width="2.6cm" svg:height="2.592cm" svg:x="14.972cm" svg:y="12.458cm" svg:viewBox="0 0 2601 2593" svg:d="M2601 1297c0 716-582 1296-1301 1296-718 0-1300-580-1300-1296 0-715 582-1297 1300-1297 719 0 1301 582 1301 1297z">
          <text:p/>
        </draw:path>
        <draw:path draw:style-name="gr13" draw:text-style-name="P10" draw:layer="controls" svg:width="2.6cm" svg:height="2.592cm" svg:x="17.829cm" svg:y="12.458cm" svg:viewBox="0 0 2601 2593" svg:d="M2601 1297c0 716-582 1296-1301 1296-718 0-1300-580-1300-1296 0-715 582-1297 1300-1297 719 0 1301 582 1301 1297z">
          <text:p/>
        </draw:path>
        <draw:path draw:style-name="gr13" draw:text-style-name="P10" draw:layer="controls" svg:width="2.6cm" svg:height="2.592cm" svg:x="20.686cm" svg:y="12.458cm" svg:viewBox="0 0 2601 2593" svg:d="M2601 1297c0 716-582 1296-1300 1296-719 0-1301-580-1301-1296 0-715 582-1297 1301-1297 718 0 1300 582 1300 1297z">
          <text:p/>
        </draw:path>
        <draw:path draw:style-name="gr13" draw:text-style-name="P10" draw:layer="controls" svg:width="2.6cm" svg:height="2.592cm" svg:x="23.543cm" svg:y="12.458cm" svg:viewBox="0 0 2601 2593" svg:d="M2601 1297c0 716-582 1296-1300 1296-719 0-1301-580-1301-1296 0-715 582-1297 1301-1297 718 0 1300 582 1300 1297z">
          <text:p/>
        </draw:path>
        <draw:path draw:style-name="gr13" draw:text-style-name="P10" draw:layer="controls" svg:width="2.6cm" svg:height="2.592cm" svg:x="26.401cm" svg:y="12.458cm" svg:viewBox="0 0 2601 2593" svg:d="M2601 1297c0 716-582 1296-1300 1296-719 0-1301-580-1301-1296 0-715 582-1297 1301-1297 718 0 1300 582 1300 1297z">
          <text:p/>
        </draw:path>
        <draw:path draw:style-name="gr13" draw:text-style-name="P10" draw:layer="controls" svg:width="2.6cm" svg:height="2.592cm" svg:x="6.401cm" svg:y="12.458cm" svg:viewBox="0 0 2601 2593" svg:d="M2601 1297c0 716-584 1296-1301 1296-718 0-1300-580-1300-1296 0-715 582-1297 1300-1297 717 0 1301 582 1301 1297z">
          <text:p/>
        </draw:path>
        <draw:path draw:style-name="gr13" draw:text-style-name="P10" draw:layer="controls" svg:width="2.6cm" svg:height="2.593cm" svg:x="9.258cm" svg:y="17.557cm" svg:viewBox="0 0 2601 2594" svg:d="M2601 1297c0 716-583 1297-1301 1297s-1300-581-1300-1297 582-1297 1300-1297 1301 581 1301 1297z">
          <text:p/>
        </draw:path>
        <draw:path draw:style-name="gr13" draw:text-style-name="P10" draw:layer="controls" svg:width="2.6cm" svg:height="2.593cm" svg:x="12.115cm" svg:y="17.557cm" svg:viewBox="0 0 2601 2594" svg:d="M2601 1297c0 716-582 1297-1301 1297-718 0-1300-581-1300-1297s582-1297 1300-1297c719 0 1301 581 1301 1297z">
          <text:p/>
        </draw:path>
        <draw:path draw:style-name="gr13" draw:text-style-name="P10" draw:layer="controls" svg:width="2.6cm" svg:height="2.593cm" svg:x="14.972cm" svg:y="17.557cm" svg:viewBox="0 0 2601 2594" svg:d="M2601 1297c0 716-582 1297-1301 1297-718 0-1300-581-1300-1297s582-1297 1300-1297c719 0 1301 581 1301 1297z">
          <text:p/>
        </draw:path>
        <draw:path draw:style-name="gr13" draw:text-style-name="P10" draw:layer="controls" svg:width="2.6cm" svg:height="2.593cm" svg:x="17.829cm" svg:y="17.557cm" svg:viewBox="0 0 2601 2594" svg:d="M2601 1297c0 716-582 1297-1301 1297-718 0-1300-581-1300-1297s582-1297 1300-1297c719 0 1301 581 1301 1297z">
          <text:p/>
        </draw:path>
        <draw:path draw:style-name="gr13" draw:text-style-name="P10" draw:layer="controls" svg:width="2.6cm" svg:height="2.593cm" svg:x="20.686cm" svg:y="17.557cm" svg:viewBox="0 0 2601 2594" svg:d="M2601 1297c0 716-582 1297-1300 1297-719 0-1301-581-1301-1297s582-1297 1301-1297c718 0 1300 581 1300 1297z">
          <text:p/>
        </draw:path>
        <draw:path draw:style-name="gr13" draw:text-style-name="P10" draw:layer="controls" svg:width="2.6cm" svg:height="2.593cm" svg:x="23.543cm" svg:y="17.557cm" svg:viewBox="0 0 2601 2594" svg:d="M2601 1297c0 716-582 1297-1300 1297-719 0-1301-581-1301-1297s582-1297 1301-1297c718 0 1300 581 1300 1297z">
          <text:p/>
        </draw:path>
        <draw:path draw:style-name="gr13" draw:text-style-name="P10" draw:layer="controls" svg:width="2.6cm" svg:height="2.593cm" svg:x="26.401cm" svg:y="17.557cm" svg:viewBox="0 0 2601 2594" svg:d="M2601 1297c0 716-582 1297-1300 1297-719 0-1301-581-1301-1297s582-1297 1301-1297c718 0 1300 581 1300 1297z">
          <text:p/>
        </draw:path>
        <draw:path draw:style-name="gr13" draw:text-style-name="P10" draw:layer="controls" svg:width="2.6cm" svg:height="2.593cm" svg:x="6.401cm" svg:y="17.557cm" svg:viewBox="0 0 2601 2594" svg:d="M2601 1297c0 716-584 1297-1301 1297-718 0-1300-581-1300-1297s582-1297 1300-1297c717 0 1301 581 1301 1297z">
          <text:p/>
        </draw:path>
        <draw:path draw:style-name="gr13" draw:text-style-name="P10" draw:layer="controls" svg:width="2.6cm" svg:height="2.592cm" svg:x="9.258cm" svg:y="22.658cm" svg:viewBox="0 0 2601 2593" svg:d="M2601 1297c0 716-583 1296-1301 1296s-1300-580-1300-1296 582-1297 1300-1297 1301 581 1301 1297z">
          <text:p/>
        </draw:path>
        <draw:path draw:style-name="gr13" draw:text-style-name="P10" draw:layer="controls" svg:width="2.6cm" svg:height="2.592cm" svg:x="12.115cm" svg:y="22.658cm" svg:viewBox="0 0 2601 2593" svg:d="M2601 1297c0 716-582 1296-1301 1296-718 0-1300-580-1300-1296s582-1297 1300-1297c719 0 1301 581 1301 1297z">
          <text:p/>
        </draw:path>
        <draw:path draw:style-name="gr13" draw:text-style-name="P10" draw:layer="controls" svg:width="2.6cm" svg:height="2.592cm" svg:x="14.972cm" svg:y="22.658cm" svg:viewBox="0 0 2601 2593" svg:d="M2601 1297c0 716-582 1296-1301 1296-718 0-1300-580-1300-1296s582-1297 1300-1297c719 0 1301 581 1301 1297z">
          <text:p/>
        </draw:path>
        <draw:path draw:style-name="gr13" draw:text-style-name="P10" draw:layer="controls" svg:width="2.6cm" svg:height="2.592cm" svg:x="17.829cm" svg:y="22.658cm" svg:viewBox="0 0 2601 2593" svg:d="M2601 1297c0 716-582 1296-1301 1296-718 0-1300-580-1300-1296s582-1297 1300-1297c719 0 1301 581 1301 1297z">
          <text:p/>
        </draw:path>
        <draw:path draw:style-name="gr13" draw:text-style-name="P10" draw:layer="controls" svg:width="2.6cm" svg:height="2.592cm" svg:x="20.686cm" svg:y="22.658cm" svg:viewBox="0 0 2601 2593" svg:d="M2601 1297c0 716-582 1296-1300 1296-719 0-1301-580-1301-1296s582-1297 1301-1297c718 0 1300 581 1300 1297z">
          <text:p/>
        </draw:path>
        <draw:path draw:style-name="gr13" draw:text-style-name="P10" draw:layer="controls" svg:width="2.6cm" svg:height="2.592cm" svg:x="23.543cm" svg:y="22.658cm" svg:viewBox="0 0 2601 2593" svg:d="M2601 1297c0 716-582 1296-1300 1296-719 0-1301-580-1301-1296s582-1297 1301-1297c718 0 1300 581 1300 1297z">
          <text:p/>
        </draw:path>
        <draw:path draw:style-name="gr13" draw:text-style-name="P10" draw:layer="controls" svg:width="2.6cm" svg:height="2.592cm" svg:x="26.401cm" svg:y="22.658cm" svg:viewBox="0 0 2601 2593" svg:d="M2601 1297c0 716-582 1296-1300 1296-719 0-1301-580-1301-1296s582-1297 1301-1297c718 0 1300 581 1300 1297z">
          <text:p/>
        </draw:path>
        <draw:path draw:style-name="gr13" draw:text-style-name="P10" draw:layer="controls" svg:width="2.6cm" svg:height="2.592cm" svg:x="6.401cm" svg:y="22.658cm" svg:viewBox="0 0 2601 2593" svg:d="M2601 1297c0 716-584 1296-1301 1296-718 0-1300-580-1300-1296s582-1297 1300-1297c717 0 1301 581 1301 1297z">
          <text:p/>
        </draw:path>
        <draw:line draw:style-name="gr14" draw:text-style-name="P11" draw:layer="controls" svg:x1="6cm" svg:y1="28.35cm" svg:x2="6cm" svg:y2="1.35cm">
          <text:p/>
        </draw:line>
        <draw:line draw:style-name="gr14" draw:text-style-name="P11" draw:layer="controls" svg:x1="5.501cm" svg:y1="28.35cm" svg:x2="5.501cm" svg:y2="1.35cm">
          <text:p/>
        </draw:line>
        <draw:line draw:style-name="gr14" draw:text-style-name="P11" draw:layer="controls" svg:x1="5.001cm" svg:y1="27.849cm" svg:x2="37cm" svg:y2="27.849cm">
          <text:p/>
        </draw:line>
        <draw:line draw:style-name="gr14" draw:text-style-name="P11" draw:layer="controls" svg:x1="35.651cm" svg:y1="28.35cm" svg:x2="35.651cm" svg:y2="1.35cm">
          <text:p/>
        </draw:line>
        <draw:line draw:style-name="gr14" draw:text-style-name="P11" draw:layer="controls" svg:x1="5.001cm" svg:y1="28.35cm" svg:x2="37cm" svg:y2="28.35cm">
          <text:p/>
        </draw:line>
        <draw:line draw:style-name="gr14" draw:text-style-name="P11" draw:layer="controls" svg:x1="5.001cm" svg:y1="1.85cm" svg:x2="37cm" svg:y2="1.85cm">
          <text:p/>
        </draw:line>
        <draw:line draw:style-name="gr14" draw:text-style-name="P11" draw:layer="controls" svg:x1="5.001cm" svg:y1="2.35cm" svg:x2="37cm" svg:y2="2.35cm">
          <text:p/>
        </draw:line>
        <draw:line draw:style-name="gr14" draw:text-style-name="P11" draw:layer="controls" svg:x1="5.001cm" svg:y1="11.851cm" svg:x2="37cm" svg:y2="11.851cm">
          <text:p/>
        </draw:line>
        <draw:g>
          <draw:rect draw:style-name="gr15" draw:text-style-name="P12" draw:layer="layout" svg:width="8.575cm" svg:height="5.95cm" svg:x="6.239cm" svg:y="2.346cm">
            <text:p/>
          </draw:rect>
          <draw:frame draw:style-name="gr16" draw:text-style-name="P13" draw:layer="layout" svg:width="4.155cm" svg:height="0.53cm" svg:x="11.346cm" svg:y="2.796cm">
            <draw:text-box>
              <text:p text:style-name="P2"><text:span text:style-name="T3">←</text:span><text:span text:style-name="T2"> </text:span><text:span text:style-name="T4">LOOP</text:span><text:span text:style-name="T2"> </text:span><text:span text:style-name="T3">→</text:span></text:p>
            </draw:text-box>
          </draw:frame>
          <draw:frame draw:style-name="gr17" draw:text-style-name="P13" draw:layer="layout" svg:width="1.754cm" svg:height="0.53cm" svg:x="9.694cm" svg:y="2.796cm">
            <draw:text-box>
              <text:p text:style-name="P2"><text:span text:style-name="T3">⇤</text:span><text:span text:style-name="T2"> </text:span><text:span text:style-name="T4">LOOP</text:span><text:span text:style-name="T2"> </text:span><text:span text:style-name="T3">⇥</text:span></text:p>
            </draw:text-box>
          </draw:frame>
          <draw:frame draw:style-name="gr18" draw:text-style-name="P3" draw:layer="layout" svg:width="1.504cm" svg:height="0.53cm" svg:x="6.953cm" svg:y="2.797cm">
            <draw:text-box>
              <text:p text:style-name="P2"><text:span text:style-name="T3">↓</text:span><text:span text:style-name="T2"> </text:span><text:span text:style-name="T4">KEY</text:span><text:span text:style-name="T2"> </text:span><text:span text:style-name="T3">↑</text:span></text:p>
            </draw:text-box>
          </draw:frame>
          <draw:frame draw:style-name="gr19" draw:text-style-name="P3" draw:layer="layout" svg:width="1.583cm" svg:height="0.374cm" svg:x="6.891cm" svg:y="7.604cm">
            <draw:text-box>
              <text:p text:style-name="P2"><text:span text:style-name="T2">KEYLOCK</text:span></text:p>
            </draw:text-box>
          </draw:frame>
          <draw:frame draw:style-name="gr20" draw:text-style-name="P3" draw:layer="layout" svg:width="1.897cm" svg:height="0.374cm" svg:x="12.459cm" svg:y="7.604cm">
            <draw:text-box>
              <text:p text:style-name="P2"><text:span text:style-name="T2">REVERSE</text:span></text:p>
            </draw:text-box>
          </draw:frame>
          <draw:frame draw:style-name="gr19" draw:text-style-name="P3" draw:layer="layout" svg:width="1.583cm" svg:height="0.374cm" svg:x="9.73cm" svg:y="7.604cm">
            <draw:text-box>
              <text:p text:style-name="P2"><text:span text:style-name="T2"><text:s/></text:span><text:span text:style-name="T2">LOOP</text:span></text:p>
            </draw:text-box>
          </draw:frame>
          <draw:frame draw:style-name="gr21" draw:text-style-name="P3" draw:layer="layout" svg:width="1.164cm" svg:height="0.374cm" svg:x="11.371cm" svg:y="2.421cm">
            <draw:text-box>
              <text:p text:style-name="P2"><text:span text:style-name="T2">DECK 1</text:span></text:p>
            </draw:text-box>
          </draw:frame>
          <draw:rect draw:style-name="gr15" draw:text-style-name="P12" draw:layer="layout" svg:width="2.925cm" svg:height="3.8cm" svg:x="14.754cm" svg:y="2.346cm">
            <text:p/>
          </draw:rect>
          <draw:frame draw:style-name="gr22" draw:text-style-name="P13" draw:layer="layout" svg:width="2.682cm" svg:height="0.53cm" svg:x="14.928cm" svg:y="2.797cm">
            <draw:text-box>
              <text:p text:style-name="P2"><text:span text:style-name="T3">⇤ </text:span><text:span text:style-name="T2">BEAT JUMP </text:span><text:span text:style-name="T3">⇥</text:span></text:p>
            </draw:text-box>
          </draw:frame>
          <draw:rect draw:style-name="gr23" draw:text-style-name="P14" draw:layer="layout" svg:width="2.825cm" svg:height="2.12cm" svg:x="14.853cm" svg:y="6.182cm">
            <text:p/>
          </draw:rect>
          <draw:frame draw:style-name="gr24" draw:text-style-name="P3" draw:layer="layout" svg:width="1.58cm" svg:height="0.374cm" svg:x="15.512cm" svg:y="7.604cm">
            <draw:text-box>
              <text:p text:style-name="P2"><text:span text:style-name="T2">SHIFT</text:span></text:p>
            </draw:text-box>
          </draw:frame>
          <draw:frame draw:style-name="gr19" draw:text-style-name="P3" draw:layer="layout" svg:width="1.583cm" svg:height="0.374cm" draw:transform="rotate (-1.5707963267949) translate (11.709cm 6.266cm)">
            <draw:text-box>
              <text:p text:style-name="P2"><text:span text:style-name="T2">ROLL</text:span></text:p>
            </draw:text-box>
          </draw:frame>
          <draw:frame draw:style-name="gr19" draw:text-style-name="P3" draw:layer="layout" svg:width="1.583cm" svg:height="0.374cm" draw:transform="rotate (-1.5707963267949) translate (14.542cm 6.267cm)">
            <draw:text-box>
              <text:p text:style-name="P2"><text:span text:style-name="T2">ROLL</text:span></text:p>
            </draw:text-box>
          </draw:frame>
          <draw:frame draw:style-name="gr19" draw:text-style-name="P3" draw:layer="layout" svg:width="1.583cm" svg:height="0.374cm" draw:transform="rotate (-1.5707963267949) translate (8.909cm 6.267cm)">
            <draw:text-box>
              <text:p text:style-name="P2"><text:span text:style-name="T2">VINYL</text:span></text:p>
            </draw:text-box>
          </draw:frame>
        </draw:g>
        <draw:g>
          <draw:path draw:style-name="gr25" draw:text-style-name="P15" draw:layer="layout" svg:width="5.049cm" svg:height="1.951cm" svg:x="29.95cm" svg:y="23.603cm" svg:viewBox="0 0 5050 1952" svg:d="M5050 1914c0 22-23 38-51 38h-4948c-28 0-51-16-51-38v-1876c0-22 23-38 51-38h4948c28 0 51 16 51 38z">
            <text:p/>
          </draw:path>
          <draw:path draw:style-name="gr26" draw:text-style-name="P16" draw:layer="layout" svg:width="5.049cm" svg:height="1.968cm" svg:x="29.95cm" svg:y="21.496cm" svg:viewBox="0 0 5050 1969" svg:d="M5050 1931c0 21-23 38-51 38h-4948c-28 0-51-17-51-38v-1893c0-21 23-38 51-38h4948c28 0 51 17 51 38z">
            <text:p/>
          </draw:path>
          <draw:custom-shape draw:style-name="gr27" draw:text-style-name="P17" draw:layer="layout" svg:width="1.9cm" svg:height="1.63cm" svg:x="32.96cm" svg:y="23.6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8" draw:layer="layout" svg:width="1.9cm" svg:height="1.63cm" svg:x="30.101cm" svg:y="23.6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7" draw:layer="layout" svg:width="1.9cm" svg:height="1.63cm" svg:x="32.959cm" svg:y="21.66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8" draw:layer="layout" svg:width="1.9cm" svg:height="1.63cm" svg:x="30.103cm" svg:y="21.6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20" draw:layer="layout" svg:width="1.212cm" svg:height="0.424cm" svg:x="30.472cm" svg:y="22.798cm">
            <draw:text-box>
              <text:p text:style-name="P19"><text:span text:style-name="T2">DECK 1</text:span></text:p>
            </draw:text-box>
          </draw:frame>
          <draw:frame draw:style-name="gr30" draw:text-style-name="P22" draw:layer="layout" svg:width="0.875cm" svg:height="1.146cm" svg:x="32.062cm" svg:y="21.95cm">
            <draw:text-box>
              <text:p text:style-name="P21"><text:span text:style-name="T2">FX UNIT 1</text:span></text:p>
            </draw:text-box>
          </draw:frame>
          <draw:frame draw:style-name="gr29" draw:text-style-name="P20" draw:layer="layout" svg:width="1.212cm" svg:height="0.424cm" svg:x="30.472cm" svg:y="24.837cm">
            <draw:text-box>
              <text:p text:style-name="P19"><text:span text:style-name="T2">DECK 1</text:span></text:p>
            </draw:text-box>
          </draw:frame>
          <draw:frame draw:style-name="gr29" draw:text-style-name="P20" draw:layer="layout" svg:width="1.212cm" svg:height="0.424cm" svg:x="33.298cm" svg:y="22.798cm">
            <draw:text-box>
              <text:p text:style-name="P19"><text:span text:style-name="T2">DECK 2</text:span></text:p>
            </draw:text-box>
          </draw:frame>
          <draw:frame draw:style-name="gr30" draw:text-style-name="P22" draw:layer="layout" svg:width="0.875cm" svg:height="1.146cm" svg:x="32.063cm" svg:y="23.95cm">
            <draw:text-box>
              <text:p text:style-name="P21"><text:span text:style-name="T2">FX UNIT 2</text:span></text:p>
            </draw:text-box>
          </draw:frame>
          <draw:frame draw:style-name="gr29" draw:text-style-name="P20" draw:layer="layout" svg:width="1.212cm" svg:height="0.424cm" svg:x="33.298cm" svg:y="24.837cm">
            <draw:text-box>
              <text:p text:style-name="P19"><text:span text:style-name="T2">DECK 2</text:span></text:p>
            </draw:text-box>
          </draw:frame>
        </draw:g>
        <draw:g>
          <draw:rect draw:style-name="gr23" draw:text-style-name="P14" draw:layer="layout" svg:width="2.84cm" svg:height="2.12cm" svg:x="26.34cm" svg:y="6.186cm">
            <text:p/>
          </draw:rect>
          <draw:rect draw:style-name="gr31" draw:text-style-name="P17" draw:layer="layout" svg:width="8.575cm" svg:height="5.95cm" svg:x="17.724cm" svg:y="2.346cm">
            <text:p/>
          </draw:rect>
          <draw:frame draw:style-name="gr16" draw:text-style-name="P13" draw:layer="layout" svg:width="4.155cm" svg:height="0.53cm" svg:x="22.776cm" svg:y="2.796cm">
            <draw:text-box>
              <text:p text:style-name="P2"><text:span text:style-name="T3">←</text:span><text:span text:style-name="T2"> </text:span><text:span text:style-name="T4">LOOP</text:span><text:span text:style-name="T2"> </text:span><text:span text:style-name="T3">→</text:span></text:p>
            </draw:text-box>
          </draw:frame>
          <draw:frame draw:style-name="gr17" draw:text-style-name="P13" draw:layer="layout" svg:width="1.754cm" svg:height="0.53cm" svg:x="21.124cm" svg:y="2.796cm">
            <draw:text-box>
              <text:p text:style-name="P2"><text:span text:style-name="T3">⇤</text:span><text:span text:style-name="T2"> </text:span><text:span text:style-name="T4">LOOP</text:span><text:span text:style-name="T2"> </text:span><text:span text:style-name="T3">⇥</text:span></text:p>
            </draw:text-box>
          </draw:frame>
          <draw:frame draw:style-name="gr18" draw:text-style-name="P3" draw:layer="layout" svg:width="1.504cm" svg:height="0.53cm" svg:x="18.383cm" svg:y="2.797cm">
            <draw:text-box>
              <text:p text:style-name="P2"><text:span text:style-name="T3">↓</text:span><text:span text:style-name="T2"> </text:span><text:span text:style-name="T4">KEY</text:span><text:span text:style-name="T2"> </text:span><text:span text:style-name="T3">↑</text:span></text:p>
            </draw:text-box>
          </draw:frame>
          <draw:frame draw:style-name="gr19" draw:text-style-name="P3" draw:layer="layout" svg:width="1.583cm" svg:height="0.374cm" svg:x="18.321cm" svg:y="7.604cm">
            <draw:text-box>
              <text:p text:style-name="P2"><text:span text:style-name="T2">KEYLOCK</text:span></text:p>
            </draw:text-box>
          </draw:frame>
          <draw:frame draw:style-name="gr20" draw:text-style-name="P3" draw:layer="layout" svg:width="1.897cm" svg:height="0.374cm" svg:x="23.889cm" svg:y="7.604cm">
            <draw:text-box>
              <text:p text:style-name="P2"><text:span text:style-name="T2">REVERSE</text:span></text:p>
            </draw:text-box>
          </draw:frame>
          <draw:frame draw:style-name="gr19" draw:text-style-name="P3" draw:layer="layout" svg:width="1.583cm" svg:height="0.374cm" svg:x="21.16cm" svg:y="7.604cm">
            <draw:text-box>
              <text:p text:style-name="P2"><text:span text:style-name="T2"><text:s/></text:span><text:span text:style-name="T2">LOOP</text:span></text:p>
            </draw:text-box>
          </draw:frame>
          <draw:frame draw:style-name="gr21" draw:text-style-name="P3" draw:layer="layout" svg:width="1.164cm" svg:height="0.374cm" svg:x="22.801cm" svg:y="2.421cm">
            <draw:text-box>
              <text:p text:style-name="P2"><text:span text:style-name="T2">DECK 2</text:span></text:p>
            </draw:text-box>
          </draw:frame>
          <draw:rect draw:style-name="gr31" draw:text-style-name="P17" draw:layer="layout" svg:width="2.925cm" svg:height="3.8cm" svg:x="26.254cm" svg:y="2.346cm">
            <text:p/>
          </draw:rect>
          <draw:frame draw:style-name="gr22" draw:text-style-name="P13" draw:layer="layout" svg:width="2.682cm" svg:height="0.53cm" svg:x="26.358cm" svg:y="2.797cm">
            <draw:text-box>
              <text:p text:style-name="P2"><text:span text:style-name="T3">⇤ </text:span><text:span text:style-name="T2">BEAT JUMP </text:span><text:span text:style-name="T3">⇥</text:span></text:p>
            </draw:text-box>
          </draw:frame>
          <draw:frame draw:style-name="gr24" draw:text-style-name="P3" draw:layer="layout" svg:width="1.58cm" svg:height="0.374cm" svg:x="26.942cm" svg:y="7.604cm">
            <draw:text-box>
              <text:p text:style-name="P2"><text:span text:style-name="T2">SHIFT</text:span></text:p>
            </draw:text-box>
          </draw:frame>
          <draw:frame draw:style-name="gr19" draw:text-style-name="P3" draw:layer="layout" svg:width="1.583cm" svg:height="0.374cm" draw:transform="rotate (-1.5707963267949) translate (23.144cm 6.266cm)">
            <draw:text-box>
              <text:p text:style-name="P2"><text:span text:style-name="T2">ROLL</text:span></text:p>
            </draw:text-box>
          </draw:frame>
          <draw:frame draw:style-name="gr19" draw:text-style-name="P3" draw:layer="layout" svg:width="1.583cm" svg:height="0.374cm" draw:transform="rotate (-1.5707963267949) translate (25.977cm 6.267cm)">
            <draw:text-box>
              <text:p text:style-name="P2"><text:span text:style-name="T2">ROLL</text:span></text:p>
            </draw:text-box>
          </draw:frame>
          <draw:frame draw:style-name="gr19" draw:text-style-name="P3" draw:layer="layout" svg:width="1.583cm" svg:height="0.374cm" draw:transform="rotate (-1.5707963267949) translate (20.311cm 6.267cm)">
            <draw:text-box>
              <text:p text:style-name="P2"><text:span text:style-name="T2">VINYL</text:span></text:p>
            </draw:text-box>
          </draw:frame>
        </draw:g>
        <draw:line draw:style-name="gr32" draw:text-style-name="P23" draw:layer="measurelines" svg:x1="7.701cm" svg:y1="2.35cm" svg:x2="7.701cm" svg:y2="27.824cm">
          <text:p/>
        </draw:line>
        <draw:line draw:style-name="gr32" draw:text-style-name="P23" draw:layer="measurelines" svg:x1="6.05cm" svg:y1="26.393cm" svg:x2="35.55cm" svg:y2="26.393cm">
          <text:p/>
        </draw:line>
        <draw:line draw:style-name="gr32" draw:text-style-name="P23" draw:layer="measurelines" svg:x1="10.559cm" svg:y1="2.35cm" svg:x2="10.559cm" svg:y2="27.824cm">
          <text:p/>
        </draw:line>
        <draw:line draw:style-name="gr32" draw:text-style-name="P23" draw:layer="measurelines" svg:x1="13.408cm" svg:y1="2.35cm" svg:x2="13.408cm" svg:y2="27.824cm">
          <text:p/>
        </draw:line>
        <draw:line draw:style-name="gr32" draw:text-style-name="P23" draw:layer="measurelines" svg:x1="16.278cm" svg:y1="2.35cm" svg:x2="16.278cm" svg:y2="27.824cm">
          <text:p/>
        </draw:line>
        <draw:line draw:style-name="gr32" draw:text-style-name="P23" draw:layer="measurelines" svg:x1="19.169cm" svg:y1="2.35cm" svg:x2="19.169cm" svg:y2="27.824cm">
          <text:p/>
        </draw:line>
        <draw:line draw:style-name="gr32" draw:text-style-name="P23" draw:layer="measurelines" svg:x1="22.027cm" svg:y1="2.35cm" svg:x2="22.027cm" svg:y2="27.824cm">
          <text:p/>
        </draw:line>
        <draw:line draw:style-name="gr32" draw:text-style-name="P23" draw:layer="measurelines" svg:x1="24.876cm" svg:y1="2.35cm" svg:x2="24.876cm" svg:y2="27.824cm">
          <text:p/>
        </draw:line>
        <draw:line draw:style-name="gr32" draw:text-style-name="P23" draw:layer="measurelines" svg:x1="27.746cm" svg:y1="2.35cm" svg:x2="27.746cm" svg:y2="27.824cm">
          <text:p/>
        </draw:line>
        <draw:line draw:style-name="gr32" draw:text-style-name="P23" draw:layer="measurelines" svg:x1="31.046cm" svg:y1="2.35cm" svg:x2="31.046cm" svg:y2="27.824cm">
          <text:p/>
        </draw:line>
        <draw:line draw:style-name="gr32" draw:text-style-name="P23" draw:layer="measurelines" svg:x1="33.88cm" svg:y1="2.35cm" svg:x2="33.88cm" svg:y2="27.824cm">
          <text:p/>
        </draw:line>
        <draw:line draw:style-name="gr32" draw:text-style-name="P23" draw:layer="measurelines" svg:x1="6.05cm" svg:y1="23.993cm" svg:x2="35.55cm" svg:y2="23.993cm">
          <text:p/>
        </draw:line>
        <draw:line draw:style-name="gr32" draw:text-style-name="P23" draw:layer="measurelines" svg:x1="6.05cm" svg:y1="18.793cm" svg:x2="35.55cm" svg:y2="18.793cm">
          <text:p/>
        </draw:line>
        <draw:line draw:style-name="gr32" draw:text-style-name="P23" draw:layer="measurelines" svg:x1="6.05cm" svg:y1="13.693cm" svg:x2="35.55cm" svg:y2="13.693cm">
          <text:p/>
        </draw:line>
        <draw:line draw:style-name="gr32" draw:text-style-name="P23" draw:layer="measurelines" svg:x1="6.05cm" svg:y1="9.093cm" svg:x2="35.55cm" svg:y2="9.093cm">
          <text:p/>
        </draw:line>
        <draw:line draw:style-name="gr33" draw:text-style-name="P23" draw:layer="measurelines" svg:x1="6.05cm" svg:y1="7.041cm" svg:x2="35.55cm" svg:y2="7.041cm">
          <text:p text:style-name="P2"><text:s/></text:p>
        </draw:line>
        <draw:line draw:style-name="gr32" draw:text-style-name="P23" draw:layer="measurelines" svg:x1="6.05cm" svg:y1="4.641cm" svg:x2="35.55cm" svg:y2="4.6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Medium" svg:font-family="FuturaMedium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_5f_1" style:display-name="Standard_1" style:family="graphic"/>
    <style:style style:name="Standard_5f_1_5f_1" style:display-name="Standard_1_1" style:family="graphic"/>
    <style:style style:name="Standard_5f_1_5f_1_5f_3" style:display-name="Standard_1_1_3" style:family="graphic"/>
    <style:style style:name="Standard_5f_1_5f_1_5f_1_5f_2" style:display-name="Standard_1_1_1_2" style:family="graphic"/>
    <style:style style:name="Standard_5f_1_5f_4" style:display-name="Standard_1_4" style:family="graphic"/>
    <style:style style:name="Objekt_20_ohne_20_Füllung_5f_1_5f_1_5f_1" style:display-name="Objekt ohne Füllung_1_1_1" style:family="graphic" style:parent-style-name="Standard_5f_1_5f_4">
      <style:graphic-properties svg:stroke-color="#000000" draw:fill="none"/>
    </style:style>
    <style:style style:name="Standard_5f_1_5f_2_5f_3_5f_1" style:display-name="Standard_1_2_3_1" style:family="graphic"/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  <style:master-page style:name="Default-Master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Koppen</meta:initial-creator>
    <meta:creation-date>2020-11-18T22:26:10.616000000</meta:creation-date>
    <dc:date>2020-11-18T22:28:16.626000000</dc:date>
    <dc:creator>Christian Koppen</dc:creator>
    <meta:editing-duration>PT2M6S</meta:editing-duration>
    <meta:editing-cycles>1</meta:editing-cycles>
    <meta:document-statistic meta:object-count="168"/>
    <meta:generator>LibreOffice/6.1.1.2$Windows_X86_64 LibreOffice_project/5d19a1bfa650b796764388cd8b33a5af1f5baa1b</meta:generator>
  </office:meta>
</office:document-meta>
</file>